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9300" officeooo:paragraph-rsid="001c9300"/>
    </style:style>
    <style:style style:name="P2" style:family="paragraph" style:parent-style-name="Standard">
      <style:text-properties style:text-underline-style="none" fo:font-weight="normal" officeooo:rsid="001d121b" officeooo:paragraph-rsid="001d121b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54a2"/>
    </style:style>
    <style:style style:name="T4" style:family="text">
      <style:text-properties officeooo:rsid="001e9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</text:span><text:span text:style-name="T2">Testing of implemented function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Function get_data and big_downloader:</text:p>
      <text:p text:style-name="P2"><text:tab/>-tested with various examples, redownloads</text:p>
      <text:p text:style-name="P2"><text:tab/>-no problems appeared, except sometimes when there is a new error message with is not ‘,’ <text:tab/>delimited, but problem has been fixed</text:p>
      <text:p text:style-name="P2"/>
      <text:p text:style-name="P2">Function calc_amplitudes:</text:p>
      <text:p text:style-name="P2"><text:tab/>-calculates the amplitudes of given timeseries, which is the cut out data for different seismic <text:tab/>phases, <text:span text:style-name="T3">and subsequently the rms of given timeseries. Different algorithms can be implemented <text:tab/>here, </text:span><text:span text:style-name="T4">RMS as implemented works</text:span></text:p>
      <text:p text:style-name="P2"><text:tab/>-<text:span text:style-name="T4">however, source of error can be the assignment of variables to columns</text:span>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3:45:49.325557805</meta:creation-date>
    <dc:date>2025-02-10T15:50:21.551470230</dc:date>
    <meta:editing-duration>PT1H14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82" meta:character-count="566" meta:non-whitespace-character-count="479"/>
  </office:meta>
</office:document-meta>
</file>